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A00000494662018F3584DCEB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05cm" fo:min-width="0.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236cm" svg:height="19.24cm" svg:x="0.1cm" svg:y="0cm">
          <draw:image xlink:href="Pictures/100002010000041A00000494662018F3584DCEB9.png" xlink:type="simple" xlink:show="embed" xlink:actuate="onLoad">
            <text:p/>
          </draw:image>
        </draw:frame>
        <draw:custom-shape draw:style-name="gr2" draw:text-style-name="P2" draw:layer="layout" svg:width="1.1cm" svg:height="0.3cm" svg:x="16.25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0.3cm" svg:x="16.2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0.3cm" draw:transform="rotate (0.756774763664741) translate (4.3cm 1.055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cm" fo:page-height="1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23:53:48.166563422</meta:creation-date>
    <dc:date>2020-12-09T00:03:27.009698208</dc:date>
    <meta:editing-duration>PT9M38S</meta:editing-duration>
    <meta:editing-cycles>3</meta:editing-cycles>
    <meta:generator>LibreOffice/6.0.7.3$Linux_X86_64 LibreOffice_project/00m0$Build-3</meta:generator>
    <meta:document-statistic meta:object-count="4"/>
  </office:meta>
</office:document-meta>
</file>